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15792e" officeooo:paragraph-rsid="0015792e" fo:background-color="transparent"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5e7ec" officeooo:paragraph-rsid="0015e7ec" fo:background-color="transparent"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79e7a" officeooo:paragraph-rsid="00179e7a" fo:background-color="transparent"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91f22" officeooo:paragraph-rsid="00191f22" fo:background-color="transparent"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92d1f" officeooo:paragraph-rsid="00192d1f" fo:background-color="transparent"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9c87a" officeooo:paragraph-rsid="0019c87a" fo:background-color="transparent"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normal" officeooo:rsid="0015792e" officeooo:paragraph-rsid="0015792e" fo:background-color="transparent" style:font-weight-asian="normal" style:font-weight-complex="normal"/>
    </style:style>
    <style:style style:name="P8" style:family="paragraph" style:parent-style-name="Standard">
      <style:paragraph-properties fo:text-align="justify" style:justify-single-word="false"/>
      <style:text-properties style:text-underline-style="none" fo:font-weight="bold" officeooo:rsid="0011bbac" officeooo:paragraph-rsid="0011bbac" fo:background-color="transparent" style:font-weight-asian="bold" style:font-weight-complex="bold"/>
    </style:style>
    <style:style style:name="P9" style:family="paragraph" style:parent-style-name="Standard">
      <style:paragraph-properties fo:text-align="justify" style:justify-single-word="false"/>
      <style:text-properties style:text-underline-style="none" fo:font-weight="bold" officeooo:rsid="00191f22" officeooo:paragraph-rsid="00191f22" fo:background-color="transparent" style:font-weight-asian="bold" style:font-weight-complex="bold"/>
    </style:style>
    <style:style style:name="P10" style:family="paragraph" style:parent-style-name="Standard">
      <style:paragraph-properties fo:text-align="justify" style:justify-single-word="false"/>
      <style:text-properties style:text-underline-style="none" fo:font-weight="bold" officeooo:rsid="00192d1f" officeooo:paragraph-rsid="00192d1f" fo:background-color="transparent"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192d1f" officeooo:paragraph-rsid="0019c87a" fo:background-color="transparent" style:font-weight-asian="bold" style:font-weight-complex="bold"/>
    </style:style>
    <style:style style:name="P12" style:family="paragraph" style:parent-style-name="Standard">
      <style:paragraph-properties fo:text-align="justify" style:justify-single-word="false"/>
      <style:text-properties style:text-underline-style="none" fo:font-weight="bold" officeooo:rsid="0019c87a" officeooo:paragraph-rsid="0019c87a" fo:background-color="transparent" style:font-weight-asian="bold" style:font-weight-complex="bold"/>
    </style:style>
    <style:style style:name="P13" style:family="paragraph" style:parent-style-name="Standard">
      <style:paragraph-properties fo:text-align="justify" style:justify-single-word="false"/>
      <style:text-properties style:text-underline-style="none" fo:font-weight="normal" officeooo:rsid="0013d0cf" officeooo:paragraph-rsid="0011c4b8" fo:background-color="transparent"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5792e" officeooo:paragraph-rsid="0015792e" fo:background-color="transparent"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5e7ec" officeooo:paragraph-rsid="0015e7ec" fo:background-color="transparent"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5e7ec" officeooo:paragraph-rsid="00179e7a" fo:background-color="transparent"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15e7ec" officeooo:paragraph-rsid="00191f22" fo:background-color="transparent"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179e7a" officeooo:paragraph-rsid="00179e7a" fo:background-color="transparent"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1bbef7" officeooo:paragraph-rsid="001bbef7" fo:background-color="transparent"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191f22" officeooo:paragraph-rsid="00191f22" fo:background-color="transparent"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192d1f" officeooo:paragraph-rsid="00192d1f" fo:background-color="transparent"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192d1f" officeooo:paragraph-rsid="0019c87a" fo:background-color="transparent"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19c87a" officeooo:paragraph-rsid="0019c87a" fo:background-color="transparent" style:font-weight-asian="normal" style:font-weight-complex="normal"/>
    </style:style>
    <style:style style:name="P2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5e7ec" officeooo:paragraph-rsid="0015e7ec" fo:background-color="transparent"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79e7a" officeooo:paragraph-rsid="00179e7a" fo:background-color="transparent" style:font-size-asian="18pt" style:font-weight-asian="bold" style:font-size-complex="18pt" style:font-weight-complex="bold"/>
    </style:style>
    <style:style style:name="P26" style:family="paragraph" style:parent-style-name="Preformatted_20_Text">
      <loext:graphic-properties draw:fill="solid" draw:fill-color="#ffffff" draw:opacity="100%"/>
      <style:paragraph-properties fo:background-color="#ffffff"/>
      <style:text-properties fo:color="#808080" style:font-name="DejaVu Sans Mono" fo:font-size="11.3000001907349pt" fo:font-style="italic"/>
    </style:style>
    <style:style style:name="P27" style:family="paragraph" style:parent-style-name="Preformatted_20_Text">
      <style:paragraph-properties fo:text-align="justify" style:justify-single-word="false"/>
      <style:text-properties fo:color="#808080" style:font-name="DejaVu Sans Mono" fo:font-size="11.3000001907349pt" fo:font-style="italic" style:text-underline-style="none" fo:font-weight="normal" officeooo:rsid="00192d1f" officeooo:paragraph-rsid="00192d1f"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1.3000001907349pt"/>
    </style:style>
    <style:style style:name="P30" style:family="paragraph" style:parent-style-name="Standard" style:list-style-name="L1">
      <style:paragraph-properties fo:text-align="justify" style:justify-single-word="false"/>
      <style:text-properties style:text-underline-style="none" fo:font-weight="normal" officeooo:rsid="0011c4b8" officeooo:paragraph-rsid="0011c4b8" fo:background-color="transparent"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13d0cf" officeooo:paragraph-rsid="0011c4b8" fo:background-color="transparent" style:font-weight-asian="normal" style:font-weight-complex="normal"/>
    </style:style>
    <style:style style:name="P32" style:family="paragraph" style:parent-style-name="Standard" style:list-style-name="L1">
      <style:paragraph-properties fo:text-align="justify" style:justify-single-word="false"/>
      <style:text-properties style:text-underline-style="none" fo:font-weight="bold" officeooo:rsid="0011c4b8" officeooo:paragraph-rsid="0011c4b8" fo:background-color="transparent" style:font-weight-asian="bold" style:font-weight-complex="bold"/>
    </style:style>
    <style:style style:name="P33" style:family="paragraph" style:parent-style-name="Standard">
      <style:paragraph-properties fo:text-align="center" style:justify-single-word="false"/>
      <style:text-properties style:text-underline-style="none" fo:font-weight="bold" officeooo:rsid="0011bbac" officeooo:paragraph-rsid="000d8446" fo:background-color="transparent" style:font-weight-asian="bold" style:font-weight-complex="bold"/>
    </style:style>
    <style:style style:name="P34" style:family="paragraph" style:parent-style-name="Standard" style:list-style-name="L1">
      <style:paragraph-properties fo:text-align="justify" style:justify-single-word="false"/>
      <style:text-properties style:text-underline-style="none" fo:font-weight="bold" officeooo:rsid="001d3fa6" officeooo:paragraph-rsid="001d3fa6" fo:background-color="transparent"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2be5" style:font-weight-asian="normal" style:font-weight-complex="normal"/>
    </style:style>
    <style:style style:name="T3" style:family="text">
      <style:text-properties fo:font-weight="normal" officeooo:rsid="0013d0cf" style:font-weight-asian="normal" style:font-weight-complex="normal"/>
    </style:style>
    <style:style style:name="T4" style:family="text">
      <style:text-properties fo:font-weight="normal" officeooo:rsid="0015e7ec" style:font-weight-asian="normal" style:font-weight-complex="normal"/>
    </style:style>
    <style:style style:name="T5" style:family="text">
      <style:text-properties fo:font-weight="normal" officeooo:rsid="0019c87a" style:font-weight-asian="normal" style:font-weight-complex="normal"/>
    </style:style>
    <style:style style:name="T6" style:family="text">
      <style:text-properties officeooo:rsid="0013d0cf"/>
    </style:style>
    <style:style style:name="T7" style:family="text">
      <style:text-properties officeooo:rsid="0015e7ec"/>
    </style:style>
    <style:style style:name="T8" style:family="text">
      <style:text-properties officeooo:rsid="00179e7a"/>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000080"/>
    </style:style>
    <style:style style:name="T11" style:family="text">
      <style:text-properties fo:color="#0000ff"/>
    </style:style>
    <style:style style:name="T12" style:family="text">
      <style:text-properties officeooo:rsid="001bbe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8"/>
      <text:p text:style-name="P8">ASSUMPTIONS:</text:p>
      <text:list xml:id="list1909563448" text:style-name="L1">
        <text:list-item>
          <text:p text:style-name="P30">The movie-tags with the newest timestamp is given a highest weight of value 1 and the weight of each older tag is calculated using exponential decay.</text:p>
        </text:list-item>
        <text:list-item>
          <text:p text:style-name="P30">The <text:s/>lowest actor-movie rank is given highest weight of value 1 and the weight of each higher valued rank is calculated using exponential decay.</text:p>
        </text:list-item>
        <text:list-item>
          <text:p text:style-name="P32"><text:span text:style-name="T1">For task 3, if a user has rated a movie, only then it is considered as watched. </text:span><text:span text:style-name="T2">A</text:span><text:span text:style-name="T1"> user </text:span><text:span text:style-name="T2">who</text:span><text:span text:style-name="T1"> has only tagged a movie, </text:span><text:span text:style-name="T2">but not rated any is</text:span><text:span text:style-name="T1"> not considered. </text:span><text:span text:style-name="T3">(rating is a personal opinion which means I have watched the movie, tagging might be done based on other user behaviour or someone has told the movie story )</text:span></text:p>
        </text:list-item>
        <text:list-item>
          <text:p text:style-name="P34"><text:span text:style-name="T3">A</text:span><text:span text:style-name="T1">ssuming faster retrival of tag vectors is required hence many values are precomputed. This takes longer amount of time since the values are calculated for all the tags.</text:span></text:p>
        </text:list-item>
      </text:list>
      <text:p text:style-name="P13"/>
      <text:p text:style-name="P13"/>
      <text:p text:style-name="P2">Description of the proposed solution/implementation</text:p>
      <text:p text:style-name="P1"/>
      <text:p text:style-name="P1"/>
      <text:p text:style-name="P1"><text:span text:style-name="T6">S</text:span>OLUTION:</text:p>
      <text:p text:style-name="P14"><text:tab/></text:p>
      <text:p text:style-name="P14">Since all the tasks require that the tag vectors be weighted based on the newness of <text:s/>a tag (and also the actor-movie rank for task1), the first step is to calulate the weights. They method used for assigning weights is <text:span text:style-name="T7">normalization</text:span></text:p>
      <text:p text:style-name="P14"/>
      <text:p text:style-name="P14">Formula for tag newness :</text:p>
      <text:p text:style-name="P14"><text:tab/></text:p>
      <text:p text:style-name="P14"><text:tab/><text:span text:style-name="T7">tag_newness_weight = tag_timestamp – min_timestamp / <text:s/>max_timestamp – min_timestamp</text:span></text:p>
      <text:p text:style-name="P14"/>
      <text:p text:style-name="P15">Formula for movie-actor rank</text:p>
      <text:p text:style-name="P15"><text:tab/></text:p>
      <text:p text:style-name="P15"><text:tab/>rank_weight = <text:s/>rank – min_rank / max_rank – min rank</text:p>
      <text:p text:style-name="P14"/>
      <text:p text:style-name="P14"/>
      <text:p text:style-name="P24">Preprocessing for tasks:</text:p>
      <text:p text:style-name="P15"/>
      <text:p text:style-name="P15">To calculate the idf for each tag we need the total documents / documents containg a tag</text:p>
      <text:p text:style-name="P14"/>
      <text:p text:style-name="P15"><text:span text:style-name="T9">Task 1:</text:span> Total documents is considered as unique entry for actor-movie in movie-actor table.</text:p>
      <text:p text:style-name="P15"/>
      <text:p text:style-name="P15">Idf <text:s/>denominator = <text:s/>Sum of weights of (tagnewss * actor_rank) for all movie-actor for a given tag</text:p>
      <text:p text:style-name="P15">(Note that precalculating this value for all tags takes ~<text:span text:style-name="T8">2</text:span> hours )</text:p>
      <text:p text:style-name="P14"/>
      <text:p text:style-name="P15"><text:span text:style-name="T9">Task 2 :</text:span> Total documents is considered as unique entry for genre-movie from mlmovies_clean table. This table has individual entry for each genre that gives its corresponding movie. </text:p>
      <text:p text:style-name="P15"/>
      <text:p text:style-name="P15">Idf <text:s/>denominator = <text:s/>Sum of weights of (tagnewness) for all genre-movie for a given tag</text:p>
      <text:p text:style-name="P15"/>
      <text:p text:style-name="P16">(Note that precalculating this value for all tags takes ~<text:span text:style-name="T8">1</text:span> hours )</text:p>
      <text:p text:style-name="P14"/>
      <text:p text:style-name="P15"><text:span text:style-name="T9">Task 3:</text:span> Total documents is consirdered as unique entry for a watched movie by a user. A movie is assumed to be watched only when its rated, but not when its only been tagged. A user who only tags is movie is assumed to have not watched it at all. Hence only mlrating table is used</text:p>
      <text:p text:style-name="P14"><text:soft-page-break/></text:p>
      <text:p text:style-name="P15">IDF denominator = Sum of weights of tagnewness for all user-movie <text:span text:style-name="T8">for a given tag</text:span></text:p>
      <text:p text:style-name="P15"/>
      <text:p text:style-name="P16">(Note that precalculating this value for all tags takes ~<text:span text:style-name="T8">5</text:span> hours )</text:p>
      <text:p text:style-name="P14"/>
      <text:p text:style-name="P14"/>
      <text:p text:style-name="P25">Getting the tag vectors:</text:p>
      <text:p text:style-name="P7"/>
      <text:p text:style-name="P1">TASK 1:</text:p>
      <text:p text:style-name="P14"><text:tab/>In task 1, the goal is to calculate a <text:span text:style-name="T8">actor </text:span>tag vector for an actor using the tf and tf-idf models. <text:s/></text:p>
      <text:p text:style-name="P14"/>
      <text:p text:style-name="P18">TF <text:s text:c="2"/>= </text:p>
      <text:p text:style-name="P18">sum of weights of tag occurances for a tag for an actor from his moviess / sum of weights (tagnewness * actor_rank_weight) of all occurances of all tags</text:p>
      <text:p text:style-name="P18"/>
      <text:p text:style-name="P18">IDF = <text:s/>all actor-movie entries / <text:s text:c="2"/><text:span text:style-name="T7">Sum of weights of (tagnewss * actor_rank) for all movie-actor for a given tag</text:span></text:p>
      <text:p text:style-name="P13"/>
      <text:p text:style-name="P3">TASK 2 :</text:p>
      <text:p text:style-name="P18"><text:tab/>Here we need to calculate the genre tag vectors using tf and tf-idf models</text:p>
      <text:p text:style-name="P18"/>
      <text:p text:style-name="P18">TF = </text:p>
      <text:p text:style-name="P18">Sum of weights of tag occurances for a tag for a genre from its movies / sum of weights of tagnewness of all occurances of all tags</text:p>
      <text:p text:style-name="P18"/>
      <text:p text:style-name="P18">IDF = </text:p>
      <text:p text:style-name="P18"><text:s/>all genre-movie entries / <text:s text:c="2"/><text:span text:style-name="T7">Sum of weights of tagnewss for all movie-genre for a given tag</text:span></text:p>
      <text:p text:style-name="P18"/>
      <text:p text:style-name="P3"/>
      <text:p text:style-name="P3">TASK 3:</text:p>
      <text:p text:style-name="P18"><text:tab/>Here we need to calculate the user vectors using tf and tf-idf models</text:p>
      <text:p text:style-name="P18"/>
      <text:p text:style-name="P18">TF = </text:p>
      <text:p text:style-name="P18">Sum of weights of tag occurances for a tag for a user based on his movies / sum of weights tagnewness of all occurances of all tags</text:p>
      <text:p text:style-name="P18"/>
      <text:p text:style-name="P18">IDF = </text:p>
      <text:p text:style-name="P18"><text:s/>all genre-movie entries / <text:s text:c="2"/><text:span text:style-name="T7">Sum of weights of tagnewss for all movie-user for a given tag</text:span></text:p>
      <text:p text:style-name="P18"/>
      <text:p text:style-name="P18"/>
      <text:p text:style-name="P4">TASK 4.1:</text:p>
      <text:p text:style-name="P9"><text:tab/><text:span text:style-name="T1">Here we need to determine how genre 1 is different from genre2. TF is calculated as in task 2 for both the genres. For IDF calculation,</text:span></text:p>
      <text:p text:style-name="P20"/>
      <text:p text:style-name="P20">IDF numerator = all genre-movie entries in set genre1 U genre2</text:p>
      <text:p text:style-name="P9"><text:span text:style-name="T1">IDF denominator = </text:span><text:span text:style-name="T4">Sum of weights of tagnewss for all movie-</text:span><text:span text:style-name="T1">genre</text:span><text:span text:style-name="T4"> for a given tag</text:span></text:p>
      <text:p text:style-name="P17"/>
      <text:p text:style-name="P10"><text:span text:style-name="T4">O</text:span><text:span text:style-name="T1">nce tf-idf vectors are obtained we use manhattan distance (without taking the absolute values) <text:s/>between the genre vectors. Positive values show which tags represent genre1 more and negative values show whcih tag represent genre2 more</text:span></text:p>
      <text:p text:style-name="P21"/>
      <text:p text:style-name="P5">TASK 4.2:</text:p>
      <text:p text:style-name="P21"><text:soft-page-break/><text:tab/>For this task, to calculate the values of r,m,R and M, appropriate sql queries are used. </text:p>
      <text:p text:style-name="P22"/>
      <text:p text:style-name="P23">Based on professor’s equation,:</text:p>
      <text:p text:style-name="P23"/>
      <text:p text:style-name="P23">a. In the log term the numerator is considered as </text:p>
      <text:p text:style-name="P23">(probability of feature in Relevant objects set) * (1 – Probability of feature in irrelevant Object set)</text:p>
      <text:p text:style-name="P23"><text:tab/></text:p>
      <text:p text:style-name="P23">b.In the log term the denominator is considered as </text:p>
      <text:p text:style-name="P23">(probability of feature in Irrelevant object set) * (1 – probability of feature in Relevant object set)</text:p>
      <text:p text:style-name="P23"/>
      <text:p text:style-name="P23"><text:tab/>c. In the no log term, we have</text:p>
      <text:p text:style-name="P23"><text:tab/>(Probability of feature in relevant objects set) * (Probabiltiy of feature in Irrelevant objects set</text:p>
      <text:p text:style-name="P23"><text:tab/></text:p>
      <text:p text:style-name="P21"/>
      <text:p text:style-name="P21"/>
      <text:p text:style-name="P21"/>
      <text:p text:style-name="P21"/>
      <text:p text:style-name="P11"><text:span text:style-name="T1">To handle the edge cases where values become zero, I have implemented a form of </text:span><text:span text:style-name="T5">Salton &amp; Buckley equation . Based on the last equation in 12.4.4 of the MWD book, for numerator of the probabilities, frequency of the feature in all the documents is added. For the denominator of the probabilities 1 is added.</text:span></text:p>
      <text:p text:style-name="P23"/>
      <text:p text:style-name="P12"><text:span text:style-name="T5">G</text:span><text:span text:style-name="T1">iven that professor’s equation is a simplified form , there <text:s/>should be a +1 in the denominator and + (proability of the tag in the document) value in the numerator. The math might not be 100% accurate, but I am moving forward with this assumption</text:span></text:p>
      <text:p text:style-name="P21"/>
      <text:p text:style-name="P23">So, I get : </text:p>
      <text:p text:style-name="P21"/>
      <text:p text:style-name="P27"># Get the probability of the tag in M and add it to avoid edge cases- ref:Salton &amp; buckley</text:p>
      <text:p text:style-name="P28">p_tag = <text:span text:style-name="T10">float</text:span>(m / M)</text:p>
      <text:p text:style-name="P26"/>
      <text:p text:style-name="P26"/>
      <text:p text:style-name="P28">val1 = <text:span text:style-name="T10">float</text:span>(<text:span text:style-name="T10">float</text:span>(r + p_tag)/(R-r+<text:span text:style-name="T11">1</text:span>))</text:p>
      <text:p text:style-name="P28">val3 = <text:span text:style-name="T10">float</text:span>(<text:span text:style-name="T10">float</text:span>(r + p_tag)/(R + <text:span text:style-name="T11">1</text:span>))</text:p>
      <text:p text:style-name="P28">val2 = <text:span text:style-name="T10">float</text:span>((m-r+p_tag)/(M-m-R+r+<text:span text:style-name="T11">1</text:span>))</text:p>
      <text:p text:style-name="P28">val4 = <text:span text:style-name="T10">float</text:span>((m-r+p_tag)/(M-R+<text:span text:style-name="T11">1</text:span>))</text:p>
      <text:p text:style-name="P29"/>
      <text:p text:style-name="P29">pdiff_wt_genre1[tag] = <text:span text:style-name="T10">float</text:span>(log(<text:span text:style-name="T10">float</text:span>(val1/val3),<text:span text:style-name="T11">2</text:span>)) * <text:span text:style-name="T10">float</text:span>(val2 - val4)</text:p>
      <text:p text:style-name="P21"><text:tab/></text:p>
      <text:p text:style-name="P6">TASK 4.<text:span text:style-name="T12">3:</text:span></text:p>
      <text:p text:style-name="P19"><text:tab/>The logic is same for the interpretation of the formula for handling edge testcases. The only difference is the values of m and r. The ‘r’ is movies of genre2 not having tag t , and the ‘m’ value is <text:s/>movies of genre1 U genre2 not having tag t. R and M remain same.</text:p>
      <text:p text:style-name="P19"/>
      <text:p text:style-name="P19">Also the p_tag will be probability of a tag not occuring in the {genre1 U genre2} 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22:42:12.953568804</meta:creation-date>
    <dc:date>2017-09-17T18:02:11.747918663</dc:date>
    <meta:editing-duration>PT3H28M19S</meta:editing-duration>
    <meta:editing-cycles>11</meta:editing-cycles>
    <meta:generator>LibreOffice/5.3.1.2$Linux_X86_64 LibreOffice_project/30m0$Build-2</meta:generator>
    <meta:document-statistic meta:table-count="0" meta:image-count="0" meta:object-count="0" meta:page-count="3" meta:paragraph-count="74" meta:word-count="1030" meta:character-count="5777" meta:non-whitespace-character-count="4763"/>
  </office:meta>
</office:document-meta>
</file>